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5400000118125849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svg:stroke-color="#ffcc99" draw:fill="solid" draw:fill-color="#ffcc99" draw:textarea-horizontal-align="justify" draw:textarea-vertical-align="middle" draw:auto-grow-height="fals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ffff99" draw:textarea-horizontal-align="justify" draw:textarea-vertical-align="middle" draw:auto-grow-height="false"/>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8pt"/>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6.096cm" svg:height="3.81cm" svg:x="1.236cm" svg:y="1.871cm">
          <text:p text:style-name="P1"><text:span text:style-name="T1">Guifi.net</text:span></text:p>
          <text:p text:style-name="P1"><text:span text:style-name="T1">&amp; 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4.622cm" svg:height="4.144cm" svg:x="9.96cm" svg:y="5.281cm">
          <text:p text:style-name="P1"><text:span text:style-name="T1"/></text:p>
          <draw:enhanced-geometry svg:viewBox="0 0 21600 21600" draw:type="rectangle" draw:enhanced-path="M 0 0 L 21600 0 21600 21600 0 21600 0 0 Z N"/>
        </draw:custom-shape>
        <draw:frame draw:style-name="gr3" draw:text-style-name="P1" xml:id="id3" draw:id="id3" draw:layer="layout" svg:width="1.773cm" svg:height="1.46cm" svg:x="11.53cm" svg:y="6.765cm">
          <draw:image xlink:href="Pictures/10000201000001540000011812584913.png" xlink:type="simple" xlink:show="embed" xlink:actuate="onLoad">
            <text:p/>
          </draw:image>
        </draw:frame>
        <draw:custom-shape draw:style-name="gr4" draw:text-style-name="P2" xml:id="id1" draw:id="id1" draw:layer="layout" svg:width="2.54cm" svg:height="1.524cm" svg:x="11.161cm" svg:y="2.957cm">
          <text:p text:style-name="P1"><text:span text:style-name="T1">qMp</text:span></text:p>
          <draw:enhanced-geometry svg:viewBox="0 0 21600 21600" draw:type="rectangle" draw:enhanced-path="M 0 0 L 21600 0 21600 21600 0 21600 0 0 Z N"/>
        </draw:custom-shape>
        <draw:connector draw:style-name="gr5" draw:text-style-name="P1" draw:layer="layout" draw:type="curve" svg:x1="11.161cm" svg:y1="3.719cm" svg:x2="7.332cm" svg:y2="3.776cm" draw:start-shape="id1" draw:start-glue-point="3" draw:end-shape="id2" svg:d="M11161 3719c-2871 0-957 57-3829 57" svg:viewBox="0 0 3830 58">
          <text:p/>
        </draw:connector>
        <draw:connector draw:style-name="gr5" draw:text-style-name="P1" draw:layer="layout" draw:type="curve" svg:x1="12.416cm" svg:y1="6.765cm" svg:x2="12.431cm" svg:y2="4.481cm" draw:start-shape="id3" draw:start-glue-point="0" draw:end-shape="id1" svg:d="M12416 6765c0-1713 15-571 15-2284" svg:viewBox="0 0 16 2285">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5.926cm" fo:page-height="11.17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16T00:50:11.859055830</meta:creation-date>
    <dc:date>2014-06-16T01:50:56.683288599</dc:date>
    <meta:editing-duration>P0D</meta:editing-duration>
    <meta:editing-cycles>2</meta:editing-cycles>
    <meta:generator>LibreOffice/4.2.4.2$Linux_X86_64 LibreOffice_project/420m0$Build-2</meta:generator>
    <meta:document-statistic meta:object-count="6"/>
  </office:meta>
</office:document-meta>
</file>